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b0a03"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6"/><text:span text:style-name="T1"><text:s text:c="7"/></text:span><text:span text:style-name="T2">COPIC</text:span></text:p>
      <text:p text:style-name="Standard"/>
      <text:p text:style-name="Standard">"a mobile and web application which connects photographers with their clients. clients sign in and explore different images posted by different photographers, he can like, dislike, comment and share image and also chat with the photographer who posted a certain im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8:58:56.882140814</meta:creation-date>
    <dc:date>2024-11-27T18:59:40.914318125</dc:date>
    <meta:editing-duration>PT44S</meta:editing-duration>
    <meta:editing-cycles>1</meta:editing-cycles>
    <meta:document-statistic meta:table-count="0" meta:image-count="0" meta:object-count="0" meta:page-count="1" meta:paragraph-count="2" meta:word-count="42" meta:character-count="317" meta:non-whitespace-character-count="234"/>
    <meta:generator>LibreOffice/24.8.3.2$Linux_X86_64 LibreOffice_project/480$Build-2</meta:generator>
  </office:meta>
</office:document-meta>
</file>